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1800000018F4F05DF6.png"/>
  <manifest:file-entry manifest:media-type="image/png" manifest:full-path="Pictures/10000201000000580000001FDE342D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Courier New" fo:font-size="28pt" fo:font-weight="bold" style:font-size-asian="28pt" style:font-weight-asian="bold" style:font-size-complex="28pt" style:font-weight-complex="bold"/>
    </style:style>
    <style:style style:name="P5" style:family="paragraph" style:parent-style-name="Standard">
      <style:text-properties style:font-name="DejaVu Sans Mono" fo:font-size="10pt" style:font-size-asian="10pt" style:font-size-complex="10pt"/>
    </style:style>
    <style:style style:name="P6" style:family="paragraph" style:parent-style-name="Standard">
      <style:paragraph-properties fo:break-before="page"/>
    </style:style>
    <style:style style:name="P7" style:family="paragraph" style:parent-style-name="Text_20_body">
      <style:text-properties style:font-name="Arial"/>
    </style:style>
    <style:style style:name="P8" style:family="paragraph" style:parent-style-name="Text_20_body">
      <style:paragraph-properties fo:text-align="justify" style:justify-single-word="false"/>
      <style:text-properties style:font-name="Arial"/>
    </style:style>
    <style:style style:name="P9" style:family="paragraph" style:parent-style-name="Text_20_body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0" style:family="paragraph" style:parent-style-name="Text_20_body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1" style:family="paragraph" style:parent-style-name="Text_20_body">
      <style:text-properties style:font-name="DejaVu Sans Mono" fo:font-size="10pt" style:font-size-asian="10pt" style:font-size-complex="10pt"/>
    </style:style>
    <style:style style:name="P12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DejaVu Sans Mono" fo:font-size="10pt" officeooo:paragraph-rsid="000c1e58" style:font-size-asian="10pt" style:font-size-complex="10pt"/>
    </style:style>
    <style:style style:name="P14" style:family="paragraph" style:parent-style-name="Standard">
      <style:text-properties style:font-name="DejaVu Sans Mono" fo:font-size="10pt" officeooo:paragraph-rsid="000c1e58" style:font-size-asian="10pt" style:font-size-complex="10pt"/>
    </style:style>
    <style:style style:name="P15" style:family="paragraph" style:parent-style-name="Standard">
      <style:text-properties style:font-name="DejaVu Sans Mono" fo:font-size="10pt" officeooo:paragraph-rsid="000f7f65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officeooo:paragraph-rsid="000c1e58"/>
    </style:style>
    <style:style style:name="P17" style:family="paragraph" style:parent-style-name="Text_20_body">
      <style:paragraph-properties fo:text-align="justify" style:justify-single-word="false"/>
      <style:text-properties style:font-name="Arial"/>
    </style:style>
    <style:style style:name="P18" style:family="paragraph" style:parent-style-name="Text_20_body">
      <style:paragraph-properties fo:text-align="justify" style:justify-single-word="false"/>
      <style:text-properties style:font-name="Arial" officeooo:paragraph-rsid="000c1e58"/>
    </style:style>
    <style:style style:name="P19" style:family="paragraph" style:parent-style-name="Text_20_body">
      <style:paragraph-properties fo:text-align="justify" style:justify-single-word="false"/>
      <style:text-properties style:font-name="Arial" officeooo:paragraph-rsid="000dc445"/>
    </style:style>
    <style:style style:name="P20" style:family="paragraph" style:parent-style-name="Text_20_body">
      <style:paragraph-properties fo:text-align="justify" style:justify-single-word="false"/>
      <style:text-properties style:font-name="Arial" officeooo:paragraph-rsid="000eb803"/>
    </style:style>
    <style:style style:name="P21" style:family="paragraph" style:parent-style-name="Text_20_body">
      <style:paragraph-properties fo:text-align="justify" style:justify-single-word="false"/>
      <style:text-properties style:font-name="Arial" officeooo:paragraph-rsid="000f7f65"/>
    </style:style>
    <style:style style:name="P22" style:family="paragraph" style:parent-style-name="Text_20_body">
      <style:paragraph-properties fo:text-align="justify" style:justify-single-word="false"/>
      <style:text-properties style:font-name="Arial" officeooo:paragraph-rsid="00182558"/>
    </style:style>
    <style:style style:name="P23" style:family="paragraph" style:parent-style-name="Text_20_body">
      <style:paragraph-properties fo:text-align="justify" style:justify-single-word="false"/>
      <style:text-properties style:font-name="Arial" officeooo:paragraph-rsid="00197d74"/>
    </style:style>
    <style:style style:name="P24" style:family="paragraph" style:parent-style-name="Text_20_body">
      <style:paragraph-properties fo:text-align="justify" style:justify-single-word="false"/>
      <style:text-properties style:font-name="Arial" officeooo:paragraph-rsid="001adc3f"/>
    </style:style>
    <style:style style:name="P25" style:family="paragraph" style:parent-style-name="Text_20_body">
      <style:paragraph-properties fo:text-align="justify" style:justify-single-word="false"/>
      <style:text-properties style:font-name="Arial" officeooo:paragraph-rsid="002ada31"/>
    </style:style>
    <style:style style:name="P26" style:family="paragraph" style:parent-style-name="Text_20_body">
      <style:paragraph-properties fo:text-align="justify" style:justify-single-word="false"/>
      <style:text-properties style:font-name="Arial" officeooo:paragraph-rsid="002f95c7"/>
    </style:style>
    <style:style style:name="P27" style:family="paragraph" style:parent-style-name="Text_20_body">
      <style:paragraph-properties fo:text-align="justify" style:justify-single-word="false"/>
      <style:text-properties style:font-name="Arial" officeooo:paragraph-rsid="0037924d"/>
    </style:style>
    <style:style style:name="P28" style:family="paragraph" style:parent-style-name="Text_20_body">
      <style:paragraph-properties fo:text-align="justify" style:justify-single-word="false"/>
      <style:text-properties style:font-name="Arial" officeooo:paragraph-rsid="003c1fdf"/>
    </style:style>
    <style:style style:name="P29" style:family="paragraph" style:parent-style-name="Text_20_body">
      <style:paragraph-properties fo:text-align="justify" style:justify-single-word="false"/>
      <style:text-properties style:font-name="Arial" fo:font-size="10pt" officeooo:paragraph-rsid="0037924d" style:font-size-asian="10pt" style:font-size-complex="10pt"/>
    </style:style>
    <style:style style:name="P30" style:family="paragraph" style:parent-style-name="Text_20_body" style:list-style-name="L1">
      <style:text-properties style:font-name="Arial"/>
    </style:style>
    <style:style style:name="P31" style:family="paragraph" style:parent-style-name="Text_20_body">
      <style:paragraph-properties fo:text-align="justify" style:justify-single-word="false"/>
      <style:text-properties style:font-name="Arial" fo:font-size="12pt" officeooo:paragraph-rsid="001adc3f" style:font-size-asian="12pt" style:font-size-complex="12pt"/>
    </style:style>
    <style:style style:name="P32" style:family="paragraph" style:parent-style-name="Text_20_body">
      <style:text-properties style:font-name="DejaVu Sans Mono" fo:font-size="10pt" style:font-size-asian="10pt" style:font-size-complex="10pt"/>
    </style:style>
    <style:style style:name="P33" style:family="paragraph" style:parent-style-name="Text_20_body">
      <style:paragraph-properties fo:text-align="justify" style:justify-single-word="false"/>
      <style:text-properties style:font-name="DejaVu Sans Mono" fo:font-size="10pt" style:font-size-asian="10pt" style:font-size-complex="10pt"/>
    </style:style>
    <style:style style:name="P34" style:family="paragraph" style:parent-style-name="Text_20_body" style:list-style-name="">
      <style:paragraph-properties fo:text-align="justify" style:justify-single-word="false"/>
      <style:text-properties style:font-name="DejaVu Sans Mono" fo:font-size="10pt" officeooo:paragraph-rsid="002f95c7" style:font-size-asian="10pt" style:font-size-complex="10pt"/>
    </style:style>
    <style:style style:name="P35" style:family="paragraph" style:parent-style-name="Text_20_body">
      <style:paragraph-properties fo:text-align="justify" style:justify-single-word="false"/>
      <style:text-properties style:font-name="DejaVu Sans Mono" fo:font-size="10pt" officeooo:paragraph-rsid="000c1e58" style:font-size-asian="10pt" style:font-size-complex="10pt"/>
    </style:style>
    <style:style style:name="P36" style:family="paragraph" style:parent-style-name="Text_20_body">
      <style:paragraph-properties fo:text-align="justify" style:justify-single-word="false"/>
      <style:text-properties style:font-name="DejaVu Sans Mono" fo:font-size="10pt" officeooo:paragraph-rsid="000dc445" style:font-size-asian="10pt" style:font-size-complex="10pt"/>
    </style:style>
    <style:style style:name="P37" style:family="paragraph" style:parent-style-name="Text_20_body">
      <style:paragraph-properties fo:text-align="justify" style:justify-single-word="false"/>
      <style:text-properties style:font-name="DejaVu Sans Mono" fo:font-size="10pt" officeooo:paragraph-rsid="000eb803" style:font-size-asian="10pt" style:font-size-complex="10pt"/>
    </style:style>
    <style:style style:name="P38" style:family="paragraph" style:parent-style-name="Text_20_body">
      <style:paragraph-properties fo:text-align="justify" style:justify-single-word="false"/>
      <style:text-properties style:font-name="DejaVu Sans Mono" fo:font-size="10pt" officeooo:paragraph-rsid="000f7f65" style:font-size-asian="10pt" style:font-size-complex="10pt"/>
    </style:style>
    <style:style style:name="P39" style:family="paragraph" style:parent-style-name="Text_20_body">
      <style:paragraph-properties fo:text-align="justify" style:justify-single-word="false"/>
      <style:text-properties style:font-name="DejaVu Sans Mono" fo:font-size="10pt" officeooo:paragraph-rsid="00182558" style:font-size-asian="10pt" style:font-size-complex="10pt"/>
    </style:style>
    <style:style style:name="P40" style:family="paragraph" style:parent-style-name="Text_20_body">
      <style:paragraph-properties fo:text-align="justify" style:justify-single-word="false"/>
      <style:text-properties style:font-name="DejaVu Sans Mono" fo:font-size="10pt" officeooo:paragraph-rsid="00197d74" style:font-size-asian="10pt" style:font-size-complex="10pt"/>
    </style:style>
    <style:style style:name="P41" style:family="paragraph" style:parent-style-name="Text_20_body">
      <style:paragraph-properties fo:text-align="justify" style:justify-single-word="false"/>
      <style:text-properties style:font-name="DejaVu Sans Mono" fo:font-size="10pt" officeooo:paragraph-rsid="001adc3f" style:font-size-asian="10pt" style:font-size-complex="10pt"/>
    </style:style>
    <style:style style:name="P42" style:family="paragraph" style:parent-style-name="Text_20_body">
      <style:paragraph-properties fo:text-align="justify" style:justify-single-word="false"/>
      <style:text-properties style:font-name="DejaVu Sans Mono" fo:font-size="10pt" officeooo:paragraph-rsid="002ada31" style:font-size-asian="10pt" style:font-size-complex="10pt"/>
    </style:style>
    <style:style style:name="P43" style:family="paragraph" style:parent-style-name="Text_20_body">
      <style:paragraph-properties fo:text-align="justify" style:justify-single-word="false"/>
      <style:text-properties style:font-name="DejaVu Sans Mono" fo:font-size="10pt" officeooo:paragraph-rsid="003c1fdf" style:font-size-asian="10pt" style:font-size-complex="10pt"/>
    </style:style>
    <style:style style:name="P44" style:family="paragraph" style:parent-style-name="Text_20_body">
      <style:text-properties style:font-name="DejaVu Sans Mono" fo:font-size="10pt" officeooo:paragraph-rsid="000c1e58" style:font-size-asian="10pt" style:font-size-complex="10pt"/>
    </style:style>
    <style:style style:name="P45" style:family="paragraph" style:parent-style-name="Text_20_body">
      <style:text-properties style:font-name="DejaVu Sans Mono" fo:font-size="10pt" officeooo:paragraph-rsid="000eb803" style:font-size-asian="10pt" style:font-size-complex="10pt"/>
    </style:style>
    <style:style style:name="P46" style:family="paragraph" style:parent-style-name="Text_20_body">
      <style:text-properties style:font-name="DejaVu Sans Mono" fo:font-size="10pt" officeooo:paragraph-rsid="000f7f65" style:font-size-asian="10pt" style:font-size-complex="10pt"/>
    </style:style>
    <style:style style:name="P47" style:family="paragraph" style:parent-style-name="Text_20_body">
      <style:text-properties style:font-name="DejaVu Sans Mono" fo:font-size="10pt" officeooo:paragraph-rsid="00182558" style:font-size-asian="10pt" style:font-size-complex="10pt"/>
    </style:style>
    <style:style style:name="P48" style:family="paragraph" style:parent-style-name="Text_20_body">
      <style:text-properties style:font-name="DejaVu Sans Mono" fo:font-size="10pt" officeooo:paragraph-rsid="00259ac8" style:font-size-asian="10pt" style:font-size-complex="10pt"/>
    </style:style>
    <style:style style:name="P49" style:family="paragraph" style:parent-style-name="Text_20_body">
      <style:text-properties style:font-name="DejaVu Sans Mono" fo:font-size="10pt" officeooo:paragraph-rsid="00260e42" style:font-size-asian="10pt" style:font-size-complex="10pt"/>
    </style:style>
    <style:style style:name="P50" style:family="paragraph" style:parent-style-name="Text_20_body">
      <style:text-properties style:font-name="DejaVu Sans Mono" fo:font-size="10pt" officeooo:paragraph-rsid="0026ede9" style:font-size-asian="10pt" style:font-size-complex="10pt"/>
    </style:style>
    <style:style style:name="P51" style:family="paragraph" style:parent-style-name="Text_20_body">
      <style:text-properties style:font-name="DejaVu Sans Mono" fo:font-size="10pt" officeooo:paragraph-rsid="0028c04a" style:font-size-asian="10pt" style:font-size-complex="10pt"/>
    </style:style>
    <style:style style:name="P52" style:family="paragraph" style:parent-style-name="Text_20_body">
      <style:text-properties style:font-name="DejaVu Sans Mono" fo:font-size="10pt" officeooo:paragraph-rsid="002a6db7" style:font-size-asian="10pt" style:font-size-complex="10pt"/>
    </style:style>
    <style:style style:name="P53" style:family="paragraph" style:parent-style-name="Text_20_body">
      <style:text-properties style:font-name="DejaVu Sans Mono" fo:font-size="10pt" officeooo:paragraph-rsid="002ada31" style:font-size-asian="10pt" style:font-size-complex="10pt"/>
    </style:style>
    <style:style style:name="P54" style:family="paragraph" style:parent-style-name="Text_20_body">
      <style:text-properties style:font-name="DejaVu Sans Mono" fo:font-size="10pt" officeooo:paragraph-rsid="002f95c7" style:font-size-asian="10pt" style:font-size-complex="10pt"/>
    </style:style>
    <style:style style:name="P55" style:family="paragraph" style:parent-style-name="Text_20_body">
      <style:text-properties style:font-name="DejaVu Sans Mono" fo:font-size="10pt" officeooo:paragraph-rsid="00335cd6" style:font-size-asian="10pt" style:font-size-complex="10pt"/>
    </style:style>
    <style:style style:name="P56" style:family="paragraph" style:parent-style-name="Text_20_body">
      <style:text-properties style:font-name="DejaVu Sans Mono" fo:font-size="10pt" officeooo:paragraph-rsid="0034f4fa" style:font-size-asian="10pt" style:font-size-complex="10pt"/>
    </style:style>
    <style:style style:name="P57" style:family="paragraph" style:parent-style-name="Text_20_body">
      <style:text-properties style:font-name="DejaVu Sans Mono" fo:font-size="10pt" officeooo:paragraph-rsid="00372e13" style:font-size-asian="10pt" style:font-size-complex="10pt"/>
    </style:style>
    <style:style style:name="P58" style:family="paragraph" style:parent-style-name="Text_20_body">
      <style:text-properties style:font-name="DejaVu Sans Mono" fo:font-size="10pt" officeooo:paragraph-rsid="0037924d" style:font-size-asian="10pt" style:font-size-complex="10pt"/>
    </style:style>
    <style:style style:name="P59" style:family="paragraph" style:parent-style-name="Text_20_body">
      <style:text-properties style:font-name="DejaVu Sans Mono" fo:font-size="10pt" officeooo:paragraph-rsid="003906cd" style:font-size-asian="10pt" style:font-size-complex="10pt"/>
    </style:style>
    <style:style style:name="P60" style:family="paragraph" style:parent-style-name="Text_20_body">
      <style:text-properties style:font-name="DejaVu Sans Mono" fo:font-size="10pt" officeooo:rsid="003906cd" officeooo:paragraph-rsid="003906cd" style:font-size-asian="10pt" style:font-size-complex="10pt"/>
    </style:style>
    <style:style style:name="P61" style:family="paragraph" style:parent-style-name="Text_20_body">
      <style:text-properties style:font-name="DejaVu Sans Mono" fo:font-size="10pt" officeooo:paragraph-rsid="0044503f" style:font-size-asian="10pt" style:font-size-complex="10pt"/>
    </style:style>
    <style:style style:name="P62" style:family="paragraph" style:parent-style-name="Text_20_body">
      <style:paragraph-properties fo:text-align="justify" style:justify-single-word="false"/>
      <style:text-properties style:font-name="DejaVu Sans Mono" officeooo:paragraph-rsid="000dc445"/>
    </style:style>
    <style:style style:name="P63" style:family="paragraph" style:parent-style-name="Text_20_body">
      <style:paragraph-properties fo:text-align="justify" style:justify-single-word="false"/>
      <style:text-properties style:font-name="DejaVu Sans Mono" officeooo:paragraph-rsid="000eb803"/>
    </style:style>
    <style:style style:name="P64" style:family="paragraph" style:parent-style-name="Text_20_body" style:list-style-name="L1"/>
    <style:style style:name="P65" style:family="paragraph" style:parent-style-name="Text_20_body" style:list-style-name="L2"/>
    <style:style style:name="P66" style:family="paragraph" style:parent-style-name="Text_20_body" style:list-style-name="L2">
      <style:text-properties officeooo:paragraph-rsid="00211a72"/>
    </style:style>
    <style:style style:name="P67" style:family="paragraph" style:parent-style-name="Text_20_body">
      <style:paragraph-properties fo:text-align="justify" style:justify-single-word="false"/>
      <style:text-properties officeooo:paragraph-rsid="000c1e58"/>
    </style:style>
    <style:style style:name="P68" style:family="paragraph" style:parent-style-name="Text_20_body" style:list-style-name="L3">
      <style:paragraph-properties fo:text-align="justify" style:justify-single-word="false"/>
      <style:text-properties officeooo:paragraph-rsid="000dc445"/>
    </style:style>
    <style:style style:name="P69" style:family="paragraph" style:parent-style-name="Text_20_body">
      <style:paragraph-properties fo:text-align="justify" style:justify-single-word="false"/>
      <style:text-properties officeooo:paragraph-rsid="002ada31"/>
    </style:style>
    <style:style style:name="P70" style:family="paragraph" style:parent-style-name="Text_20_body">
      <style:paragraph-properties fo:text-align="justify" style:justify-single-word="false"/>
      <style:text-properties officeooo:paragraph-rsid="002f95c7"/>
    </style:style>
    <style:style style:name="P71" style:family="paragraph" style:parent-style-name="Text_20_body">
      <style:paragraph-properties fo:text-align="justify" style:justify-single-word="false"/>
      <style:text-properties officeooo:paragraph-rsid="0037924d"/>
    </style:style>
    <style:style style:name="P72" style:family="paragraph" style:parent-style-name="Text_20_body">
      <style:paragraph-properties fo:text-align="justify" style:justify-single-word="false"/>
      <style:text-properties style:font-name="Arial1" officeooo:paragraph-rsid="000dc445"/>
    </style:style>
    <style:style style:name="P73" style:family="paragraph" style:parent-style-name="Text_20_body">
      <style:text-properties officeooo:paragraph-rsid="000dc445"/>
    </style:style>
    <style:style style:name="P74" style:family="paragraph" style:parent-style-name="Text_20_body">
      <style:text-properties officeooo:paragraph-rsid="000f7f65"/>
    </style:style>
    <style:style style:name="P75" style:family="paragraph" style:parent-style-name="Text_20_body">
      <style:text-properties style:font-name="arial" fo:font-size="10pt" style:font-size-asian="10pt" style:font-size-complex="10pt"/>
    </style:style>
    <style:style style:name="P76" style:family="paragraph" style:parent-style-name="Text_20_body">
      <style:paragraph-properties fo:text-align="justify" style:justify-single-word="false"/>
      <style:text-properties style:font-name="arial" fo:font-size="10pt" officeooo:paragraph-rsid="0044503f" style:font-size-asian="10pt" style:font-size-complex="10pt"/>
    </style:style>
    <style:style style:name="P77" style:family="paragraph" style:parent-style-name="Text_20_body">
      <style:paragraph-properties fo:text-align="justify" style:justify-single-word="false"/>
      <style:text-properties style:font-name="arial"/>
    </style:style>
    <style:style style:name="P78" style:family="paragraph" style:parent-style-name="Text_20_body">
      <style:text-properties officeooo:paragraph-rsid="001adc3f"/>
    </style:style>
    <style:style style:name="P7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0" style:family="paragraph" style:parent-style-name="Heading_20_1" style:list-style-name="">
      <style:paragraph-properties fo:text-align="justify" style:justify-single-word="false"/>
      <style:text-properties style:font-name="Arial" officeooo:paragraph-rsid="0037924d"/>
    </style:style>
    <style:style style:name="P81" style:family="paragraph" style:parent-style-name="Heading_20_1">
      <style:paragraph-properties fo:break-before="page"/>
      <style:text-properties style:font-name="Arial"/>
    </style:style>
    <style:style style:name="P82" style:family="paragraph" style:parent-style-name="Heading_20_1">
      <style:paragraph-properties fo:text-align="justify" style:justify-single-word="false" fo:break-before="page"/>
      <style:text-properties style:font-name="Arial"/>
    </style:style>
    <style:style style:name="P83" style:family="paragraph" style:parent-style-name="Heading_20_1">
      <style:paragraph-properties fo:text-align="justify" style:justify-single-word="false" fo:break-before="page"/>
      <style:text-properties style:font-name="Arial" officeooo:paragraph-rsid="0037924d"/>
    </style:style>
    <style:style style:name="P84" style:family="paragraph" style:parent-style-name="Heading_20_1">
      <style:paragraph-properties fo:break-before="page"/>
      <style:text-properties officeooo:paragraph-rsid="000c1e58"/>
    </style:style>
    <style:style style:name="P85" style:family="paragraph" style:parent-style-name="Heading_20_1">
      <style:paragraph-properties fo:break-before="page"/>
      <style:text-properties officeooo:paragraph-rsid="000dc445"/>
    </style:style>
    <style:style style:name="P86" style:family="paragraph" style:parent-style-name="Heading_20_1">
      <style:paragraph-properties fo:break-before="page"/>
      <style:text-properties officeooo:paragraph-rsid="001adc3f"/>
    </style:style>
    <style:style style:name="P87" style:family="paragraph" style:parent-style-name="Heading_20_2">
      <style:paragraph-properties fo:text-align="justify" style:justify-single-word="false"/>
      <style:text-properties style:font-name="Arial1"/>
    </style:style>
    <style:style style:name="P88" style:family="paragraph" style:parent-style-name="Heading_20_2">
      <style:paragraph-properties fo:text-align="justify" style:justify-single-word="false"/>
      <style:text-properties style:font-name="Arial1" officeooo:paragraph-rsid="000dc445"/>
    </style:style>
    <style:style style:name="P89" style:family="paragraph" style:parent-style-name="Heading_20_2">
      <style:paragraph-properties fo:text-align="justify" style:justify-single-word="false"/>
      <style:text-properties style:font-name="Arial1" fo:font-size="14pt" officeooo:paragraph-rsid="00182558" style:font-size-asian="14pt" style:font-size-complex="14pt"/>
    </style:style>
    <style:style style:name="P90" style:family="paragraph" style:parent-style-name="Heading_20_2" style:list-style-name="">
      <style:text-properties officeooo:paragraph-rsid="000eb803"/>
    </style:style>
    <style:style style:name="P91" style:family="paragraph" style:parent-style-name="Heading_20_2">
      <style:text-properties officeooo:paragraph-rsid="002f95c7"/>
    </style:style>
    <style:style style:name="P92" style:family="paragraph" style:parent-style-name="Heading_20_2">
      <style:paragraph-properties fo:break-before="page"/>
      <style:text-properties style:font-name="Arial" officeooo:paragraph-rsid="000f7f65"/>
    </style:style>
    <style:style style:name="P93" style:family="paragraph" style:parent-style-name="Heading_20_2">
      <style:paragraph-properties fo:text-align="justify" style:justify-single-word="false" fo:break-before="page"/>
      <style:text-properties style:font-name="DejaVu Sans Mono" fo:font-size="14pt" officeooo:paragraph-rsid="00197d74" style:font-size-asian="14pt" style:font-size-complex="14pt"/>
    </style:style>
    <style:style style:name="P94" style:family="paragraph" style:parent-style-name="Heading_20_2">
      <style:paragraph-properties fo:break-before="page"/>
      <style:text-properties officeooo:paragraph-rsid="000c1e58"/>
    </style:style>
    <style:style style:name="P95" style:family="paragraph" style:parent-style-name="Heading_20_2">
      <style:paragraph-properties fo:break-before="page"/>
      <style:text-properties officeooo:paragraph-rsid="000f7f65"/>
    </style:style>
    <style:style style:name="P96" style:family="paragraph" style:parent-style-name="Heading_20_2">
      <style:paragraph-properties fo:break-before="page"/>
      <style:text-properties officeooo:paragraph-rsid="000eb803"/>
    </style:style>
    <style:style style:name="P97" style:family="paragraph" style:parent-style-name="Heading_20_2">
      <style:paragraph-properties fo:break-before="page"/>
      <style:text-properties officeooo:paragraph-rsid="002ada31"/>
    </style:style>
    <style:style style:name="P9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9" style:family="paragraph" style:parent-style-name="Heading_20_3" style:list-style-name="">
      <style:text-properties fo:font-weight="normal" officeooo:paragraph-rsid="000f7f65" style:font-weight-asian="normal" style:font-weight-complex="normal"/>
    </style:style>
    <style:style style:name="T1" style:family="text">
      <style:text-properties style:font-name="Arial"/>
    </style:style>
    <style:style style:name="T2" style:family="text">
      <style:text-properties style:font-name="Arial" officeooo:rsid="000dc445"/>
    </style:style>
    <style:style style:name="T3" style:family="text">
      <style:text-properties style:font-name="Arial" officeooo:rsid="00211a72"/>
    </style:style>
    <style:style style:name="T4" style:family="text">
      <style:text-properties style:font-name="Arial" officeooo:rsid="0037924d"/>
    </style:style>
    <style:style style:name="T5" style:family="text">
      <style:text-properties style:font-name="Arial" officeooo:rsid="003906cd"/>
    </style:style>
    <style:style style:name="T6" style:family="text">
      <style:text-properties officeooo:rsid="0009ff9d"/>
    </style:style>
    <style:style style:name="T7" style:family="text">
      <style:text-properties officeooo:rsid="000c1e58"/>
    </style:style>
    <style:style style:name="T8" style:family="text">
      <style:text-properties style:font-name="Arial1" fo:font-size="12pt" style:font-size-asian="12pt" style:font-size-complex="12pt"/>
    </style:style>
    <style:style style:name="T9" style:family="text">
      <style:text-properties style:font-name="Arial1" fo:font-size="12pt" officeooo:rsid="000c1e58" style:font-size-asian="12pt" style:font-size-complex="12pt"/>
    </style:style>
    <style:style style:name="T10" style:family="text">
      <style:text-properties style:font-name="DejaVu Sans Mono" fo:font-size="10pt" style:font-size-asian="10pt" style:font-size-complex="10pt"/>
    </style:style>
    <style:style style:name="T11" style:family="text">
      <style:text-properties style:font-name="DejaVu Sans Mono" fo:font-size="10pt" officeooo:rsid="000c1e58" style:font-size-asian="10pt" style:font-size-complex="10pt"/>
    </style:style>
    <style:style style:name="T12" style:family="text">
      <style:text-properties style:font-name="DejaVu Sans Mono" fo:font-size="10pt" officeooo:rsid="003906cd" style:font-size-asian="10pt" style:font-size-complex="10pt"/>
    </style:style>
    <style:style style:name="T13" style:family="text">
      <style:text-properties officeooo:rsid="000dc445"/>
    </style:style>
    <style:style style:name="T14" style:family="text">
      <style:text-properties officeooo:rsid="00182558"/>
    </style:style>
    <style:style style:name="T15" style:family="text">
      <style:text-properties officeooo:rsid="00197d74"/>
    </style:style>
    <style:style style:name="T16" style:family="text">
      <style:text-properties officeooo:rsid="00199b4a"/>
    </style:style>
    <style:style style:name="T17" style:family="text">
      <style:text-properties officeooo:rsid="001adc3f"/>
    </style:style>
    <style:style style:name="T18" style:family="text">
      <style:text-properties officeooo:rsid="00259ac8"/>
    </style:style>
    <style:style style:name="T19" style:family="text">
      <style:text-properties officeooo:rsid="00260e42"/>
    </style:style>
    <style:style style:name="T20" style:family="text">
      <style:text-properties fo:font-weight="bold" officeooo:rsid="00260e42" style:font-weight-asian="bold" style:font-weight-complex="bold"/>
    </style:style>
    <style:style style:name="T21" style:family="text">
      <style:text-properties fo:font-weight="bold" officeooo:rsid="0026ede9" style:font-weight-asian="bold" style:font-weight-complex="bold"/>
    </style:style>
    <style:style style:name="T22" style:family="text">
      <style:text-properties fo:font-weight="bold" officeooo:rsid="0028c04a" style:font-weight-asian="bold" style:font-weight-complex="bold"/>
    </style:style>
    <style:style style:name="T23" style:family="text">
      <style:text-properties fo:font-weight="bold" officeooo:rsid="00335cd6" style:font-weight-asian="bold" style:font-weight-complex="bold"/>
    </style:style>
    <style:style style:name="T24" style:family="text">
      <style:text-properties fo:font-weight="bold" officeooo:rsid="0034f4fa" style:font-weight-asian="bold" style:font-weight-complex="bold"/>
    </style:style>
    <style:style style:name="T25" style:family="text">
      <style:text-properties fo:font-weight="bold" officeooo:rsid="00372e13" style:font-weight-asian="bold" style:font-weight-complex="bold"/>
    </style:style>
    <style:style style:name="T26" style:family="text">
      <style:text-properties fo:font-weight="bold" officeooo:rsid="003ee516" style:font-weight-asian="bold" style:font-weight-complex="bold"/>
    </style:style>
    <style:style style:name="T27" style:family="text">
      <style:text-properties officeooo:rsid="0026ede9"/>
    </style:style>
    <style:style style:name="T28" style:family="text">
      <style:text-properties officeooo:rsid="0028c04a"/>
    </style:style>
    <style:style style:name="T29" style:family="text">
      <style:text-properties officeooo:rsid="002ada31"/>
    </style:style>
    <style:style style:name="T30" style:family="text">
      <style:text-properties officeooo:rsid="002dc889"/>
    </style:style>
    <style:style style:name="T31" style:family="text">
      <style:text-properties officeooo:rsid="002f95c7"/>
    </style:style>
    <style:style style:name="T32" style:family="text">
      <style:text-properties officeooo:rsid="00317594"/>
    </style:style>
    <style:style style:name="T33" style:family="text">
      <style:text-properties officeooo:rsid="00335cd6"/>
    </style:style>
    <style:style style:name="T34" style:family="text">
      <style:text-properties officeooo:rsid="0034f4fa"/>
    </style:style>
    <style:style style:name="T35" style:family="text">
      <style:text-properties officeooo:rsid="0035e994"/>
    </style:style>
    <style:style style:name="T36" style:family="text">
      <style:text-properties officeooo:rsid="00372e13"/>
    </style:style>
    <style:style style:name="T37" style:family="text">
      <style:text-properties fo:font-weight="normal"/>
    </style:style>
    <style:style style:name="T38" style:family="text">
      <style:text-properties fo:font-weight="normal" officeooo:rsid="00372e13" style:font-weight-asian="normal" style:font-weight-complex="normal"/>
    </style:style>
    <style:style style:name="T39" style:family="text">
      <style:text-properties style:font-weight-asian="normal"/>
    </style:style>
    <style:style style:name="T40" style:family="text">
      <style:text-properties style:font-weight-complex="normal"/>
    </style:style>
    <style:style style:name="T41" style:family="text">
      <style:text-properties officeooo:rsid="0037924d"/>
    </style:style>
    <style:style style:name="T42" style:family="text">
      <style:text-properties officeooo:rsid="003906cd"/>
    </style:style>
    <style:style style:name="T43" style:family="text">
      <style:text-properties officeooo:rsid="003a8218"/>
    </style:style>
    <style:style style:name="T44" style:family="text">
      <style:text-properties officeooo:rsid="003ad7a5"/>
    </style:style>
    <style:style style:name="T45" style:family="text">
      <style:text-properties officeooo:rsid="003c108e"/>
    </style:style>
    <style:style style:name="T46" style:family="text">
      <style:text-properties officeooo:rsid="003c1fdf"/>
    </style:style>
    <style:style style:name="T47" style:family="text">
      <style:text-properties officeooo:rsid="003d6e0c"/>
    </style:style>
    <style:style style:name="T48" style:family="text">
      <style:text-properties officeooo:rsid="003ee516"/>
    </style:style>
    <style:style style:name="T49" style:family="text">
      <style:text-properties officeooo:rsid="0040893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Watchdog v2.x</text:p>
      <text:p text:style-name="Standard"/>
      <text:p text:style-name="Standard"/>
      <text:p text:style-name="P3">Manuel d'installation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Standard"/>
      <text:p text:style-name="Standard"/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des matières</text:p>
          </text:index-title>
          <text:p text:style-name="P79">1Pré-requis à l'installation sous « Mandriva »<text:tab/>3</text:p>
          <text:p text:style-name="P98">1.1Création du user sur « Server »<text:tab/>3</text:p>
          <text:p text:style-name="P98">1.2Création du user sur « Client »<text:tab/>3</text:p>
          <text:p text:style-name="P98">1.3Installation du server MySQL<text:tab/>4</text:p>
          <text:p text:style-name="P98">1.4Installation du TTS Espeak<text:tab/>5</text:p>
          <text:p text:style-name="P98">1.5Installation de MbrOLA<text:tab/>6</text:p>
          <text:p text:style-name="P98">1.6Création de l'autorité de certification et du certificat server<text:tab/>7</text:p>
          <text:p text:style-name="P79">2Installation « from scratch »<text:tab/>8</text:p>
          <text:p text:style-name="P98">2.1Installation des paquetages<text:tab/>8</text:p>
          <text:p text:style-name="P98">2.2Compilation des sources<text:tab/>9</text:p>
          <text:p text:style-name="P79">3Installation « from RPMs »<text:tab/>10</text:p>
          <text:p text:style-name="P79">4Préparation d'un nouveau client<text:tab/>10</text:p>
          <text:p text:style-name="P79">5Lancement du logiciel serveur<text:tab/>12</text:p>
          <text:p text:style-name="P79">6Lancement du logiciel client<text:tab/>13</text:p>
          <text:p text:style-name="P79">7Liens/Contacts<text:tab/>14</text:p>
        </text:index-body>
      </text:table-of-content>
      <text:p text:style-name="Standard"/>
      <text:p text:style-name="Standard"/>
      <text:p text:style-name="Standard"/>
      <text:p text:style-name="Standard"/>
      <text:h text:style-name="P85" text:outline-level="1">Pré-requis à l'installation sous « Mandriva »</text:h>
      <text:p text:style-name="P73"/>
      <text:p text:style-name="P19">Ce chapitre décrit le processus à suivre pour installer, préparer et configurer les logiciels détaillés ci dessus <text:span text:style-name="T13">selon deux méthodes :</text:span></text:p>
      <text:list xml:id="list1609199201" text:style-name="L3">
        <text:list-item>
          <text:p text:style-name="P68"><text:span text:style-name="T2">From Scratch : Compilation des sources</text:span></text:p>
        </text:list-item>
        <text:list-item>
          <text:p text:style-name="P68"><text:span text:style-name="T2">From RPMs : Installation directement packagée</text:span><text:span text:style-name="T1">.</text:span></text:p>
        </text:list-item>
      </text:list>
      <text:p text:style-name="P72"/>
      <text:p text:style-name="P72"><text:span text:style-name="T7">Nous considérons qu'une machine « Server » est installée avec la dernière version disponible de « Mandriva », et correctement configurée, notamment concernant les déclarations des dépots RPM.</text:span></text:p>
      <text:p text:style-name="P72"><text:span text:style-name="T7"/></text:p>
      <text:h text:style-name="P88" text:outline-level="2"><text:span text:style-name="T13">Création d</text:span><text:span text:style-name="T14">u</text:span><text:span text:style-name="T13"> user </text:span><text:span text:style-name="T14">sur « Server »</text:span></text:h>
      <text:p text:style-name="P19"/>
      <text:p text:style-name="P19">Sur la machine « Server », lance<text:span text:style-name="T13">z</text:span> en tant que « root », les commandes suivantes:</text:p>
      <text:p text:style-name="P62"/>
      <text:p text:style-name="P36">[root@Server ~]# useradd watchdog -d /var/<text:span text:style-name="T6">Watchdog</text:span>Home </text:p>
      <text:p text:style-name="P36">[root@Server ~]# passwd watchdog </text:p>
      <text:p text:style-name="P36"><text:span text:style-name="T7"/></text:p>
      <text:h text:style-name="P89" text:outline-level="2"><text:span text:style-name="T13">Création d</text:span><text:span text:style-name="T14">u</text:span><text:span text:style-name="T13"> user </text:span><text:span text:style-name="T14">sur « Client »</text:span></text:h>
      <text:p text:style-name="P22"/>
      <text:p text:style-name="P22">L'installation <text:span text:style-name="T14">utilise une configu</text:span>ration pour un user « watchdoguser ». Bien sûr, n'importe quel utilisateur standard de la machine pourra être utilisé en lieu en place.</text:p>
      <text:p text:style-name="P22"/>
      <text:p text:style-name="P22">Sur la machine « Client », lancez en tant que « root », les commandes suivantes :</text:p>
      <text:p text:style-name="P47">[root@Client root]# useradd watchdoguser </text:p>
      <text:p text:style-name="P39"><text:span text:style-name="T7">[root@Client root]# passwd watchdoguser </text:span></text:p>
      <text:h text:style-name="P90" text:outline-level="2"><text:span text:style-name="T8"/></text:h>
      <text:h text:style-name="P96" text:outline-level="2">Installation du server MySQL</text:h>
      <text:p text:style-name="P63"/>
      <text:p text:style-name="P20">Par défaut, le serveur de base de données est installé sur la même machine que le serveur Watchdog. Il peut cependant être déporté sur n'importe quelle autre machine.</text:p>
      <text:p text:style-name="P20"/>
      <text:p text:style-name="P20">Sur la machine « Server », lancez en tant que « root », les commandes suivantes:</text:p>
      <text:p text:style-name="P63"/>
      <text:p text:style-name="P45">[root@Server ~]# urpmi MySQL-server </text:p>
      <text:p text:style-name="P48">[root@Server ~]# <text:span text:style-name="T18">service mysqld start</text:span></text:p>
      <text:p text:style-name="P45">[root@Server ~]# /usr/bin/mysqladmin -u root password changeit </text:p>
      <text:p text:style-name="P45">[root@Server ~]# /usr/bin/mysqladmin -u root -p create WatchdogDB </text:p>
      <text:p text:style-name="P52">[root@Server ~]# /usr/bin/mysql_secure_installation </text:p>
      <text:p text:style-name="P45">...</text:p>
      <text:p text:style-name="P49"><text:span text:style-name="T19">You already have a root password set, so you can safely answer 'n'.</text:span></text:p>
      <text:p text:style-name="P50"><text:span text:style-name="T19">...</text:span></text:p>
      <text:p text:style-name="P50"><text:span text:style-name="T19">Change the root password? [Y/n] </text:span><text:span text:style-name="T20">N</text:span></text:p>
      <text:p text:style-name="P45">...</text:p>
      <text:p text:style-name="P50"><text:span text:style-name="T27">Remove anonymous users? [Y/n] </text:span><text:span text:style-name="T21">Y</text:span></text:p>
      <text:p text:style-name="P50"><text:span text:style-name="T27">...</text:span></text:p>
      <text:p text:style-name="P51"><text:span text:style-name="T28">Disallow root login remotely? [Y/n] </text:span><text:span text:style-name="T22">Y</text:span></text:p>
      <text:p text:style-name="P51"><text:span text:style-name="T28">...</text:span></text:p>
      <text:p text:style-name="P51"><text:span text:style-name="T28">Remove test database and access to it? [Y/n] </text:span><text:span text:style-name="T22">Y</text:span></text:p>
      <text:p text:style-name="P51"><text:span text:style-name="T28">...</text:span></text:p>
      <text:p text:style-name="P51"><text:span text:style-name="T28">Reload privilege tables now? [Y/n] </text:span><text:span text:style-name="T22">Y</text:span></text:p>
      <text:p text:style-name="P51"><text:span text:style-name="T28">...</text:span></text:p>
      <text:p text:style-name="P51">[root@Server ~]# mysql -u root -p WatchdogDB </text:p>
      <text:p text:style-name="P45">Enter password: </text:p>
      <text:p text:style-name="P45">Welcome to the MySQL monitor. <text:s/>Commands end with ; or \g.</text:p>
      <text:p text:style-name="P45">mysql&gt; CREATE USER 'watchdog' IDENTIFIED BY 'seb';</text:p>
      <text:p text:style-name="P45">Query OK, 0 rows affected (0.00 sec) </text:p>
      <text:p text:style-name="P45">mysql&gt; GRANT SELECT, INSERT, UPDATE, DELETE, EVENT ON WatchdogDB.* TO 'watchdog';</text:p>
      <text:p text:style-name="P37"><text:soft-page-break/><text:span text:style-name="T7">mysql&gt; exit </text:span></text:p>
      <text:p text:style-name="P37"><text:span text:style-name="T7"/></text:p>
      <text:h text:style-name="P93" text:outline-level="2"><text:span text:style-name="T7">Installation du </text:span><text:span text:style-name="T15">TTS Espeak</text:span></text:h>
      <text:p text:style-name="P23"/>
      <text:p text:style-name="P23">Sur la machine « Server », lancez en tant que « root », les commandes suivantes:</text:p>
      <text:p text:style-name="P40"/>
      <text:p text:style-name="P40"><text:span text:style-name="T7">[root@Server ~]# urpmi espeak </text:span></text:p>
      <text:p text:style-name="P40"><text:span text:style-name="T7"/></text:p>
      <text:p text:style-name="P28"><text:span text:style-name="T46">Répetez l'opérations sur la</text:span> la machine « <text:span text:style-name="T46">Cliente</text:span> ».</text:p>
      <text:p text:style-name="P43"><text:span text:style-name="T7"/></text:p>
      <text:h text:style-name="P92" text:outline-level="2">Installation de MbrOLA</text:h>
      <text:p text:style-name="P21"/>
      <text:p text:style-name="P21">Attention, ce logiciel de synthèse vocale n'est pas sous licence GPL. Les sources et binaires ne sont donc pas fournies par « Watchdog », et vous dev<text:span text:style-name="T16">r</text:span>ez vous <text:span text:style-name="T16">même</text:span> allez les chercher sur le site internet dédié.</text:p>
      <text:p text:style-name="P21">Allez sur le site <text:a xlink:type="simple" xlink:href="http://tcts.fpms.ac.be/synthesis/">http://tcts.fpms.ac.be/synthesis/</text:a> et télécharger les binaires et les voix françaises fr1 à fr7.</text:p>
      <text:p text:style-name="P21"/>
      <text:p text:style-name="P21">Copiez, sur la machine « Server », en tant que « watchdog », les fichiers « frX » dans le répertoire HOME. Puis adaptez les droits des fichiers en conséquence</text:p>
      <text:p text:style-name="P38">[watchdog@Server ~]<text:span text:style-name="T32">$</text:span> chmod -R 755 fr*</text:p>
      <text:p text:style-name="P38"/>
      <text:p text:style-name="P21">Copiez, sur la machine « Server », en tant que « root », le fichier binaire MBROLA-i386 dans le répertoire « /usr/local/bin », et adaptez les droits en conséquence</text:p>
      <text:p text:style-name="P46">[root@Server /usr/local/bin]# chmod 755 mbrola-linux-i386 </text:p>
      <text:p text:style-name="P46"/>
      <text:p text:style-name="P21"><text:span text:style-name="T45">Répetez l'opération sur la machine « Client », en utilisant le répoertoire ~/.watchdog pour stocker les fichiers « frx »</text:span></text:p>
      <text:p text:style-name="P46"/>
      <text:h text:style-name="P95" text:outline-level="2">Création de l'autorité de certification et du certificat server</text:h>
      <text:p text:style-name="P74"/>
      <text:p text:style-name="P21">L'outil nécessite une autorité de certification pour signer les certificats de chiffrements et d'authentification. Si vous n'en disposez pas, voici une méthode pour en créer une.</text:p>
      <text:p text:style-name="P21"/>
      <text:p text:style-name="P21">Sur la machine « Server », lancez en tant que « watchdog », les commandes suivantes :</text:p>
      <text:p text:style-name="P38"/>
      <text:p text:style-name="P15">[watchdog@Server ~]$ openssl req -newkey rsa:2048 -nodes -x509 -days 3650 -keyout cakey.pem -out cacert.pem </text:p>
      <text:p text:style-name="P55"><text:span text:style-name="T33">...</text:span></text:p>
      <text:p text:style-name="P55"><text:span text:style-name="T33">Country Name (2 letter code) [XX]:</text:span><text:span text:style-name="T23">FR</text:span></text:p>
      <text:p text:style-name="P55"><text:span text:style-name="T33">State or Province Name (full name) [Default Province]:</text:span><text:span text:style-name="T23">IDF</text:span><text:span text:style-name="T33"></text:span></text:p>
      <text:p text:style-name="P55"><text:span text:style-name="T33">Locality Name (eg, city) [Default City]:</text:span><text:span text:style-name="T23">CROSNE</text:span><text:span text:style-name="T33"></text:span></text:p>
      <text:p text:style-name="P55"><text:span text:style-name="T33">Organization Name (eg, company) [Default Company Ltd]:</text:span><text:span text:style-name="T23">WatchdogTest</text:span><text:span text:style-name="T33"></text:span></text:p>
      <text:p text:style-name="P55"><text:span text:style-name="T33">Organizational Unit Name (eg, section) []:</text:span></text:p>
      <text:p text:style-name="P55"><text:span text:style-name="T33">Common Name (eg, your name or your server's hostname) []:</text:span><text:span text:style-name="T23">WatchdogTest CA</text:span><text:span text:style-name="T33"></text:span></text:p>
      <text:p text:style-name="P55"><text:span text:style-name="T33">Email Address []:</text:span></text:p>
      <text:p text:style-name="P55"><text:span text:style-name="T33"/></text:p>
      <text:p text:style-name="P46">[watchdog@Server ~]$ openssl req -newkey rsa:2048 -nodes -days 3650 -keyout serveurkey.pem -out serveurcert.req </text:p>
      <text:p text:style-name="P56"><text:span text:style-name="T34">...</text:span></text:p>
      <text:p text:style-name="P56"><text:span text:style-name="T34">Country Name (2 letter code) [XX]:</text:span><text:span text:style-name="T24">FR</text:span><text:span text:style-name="T34"></text:span></text:p>
      <text:p text:style-name="P56"><text:span text:style-name="T34">State or Province Name (full name) [Default Province]:</text:span><text:span text:style-name="T24">CROSNE</text:span><text:span text:style-name="T34"></text:span></text:p>
      <text:p text:style-name="P56"><text:span text:style-name="T34">Locality Name (eg, city) [Default City]:</text:span><text:span text:style-name="T24">CROSNE</text:span><text:span text:style-name="T34"></text:span></text:p>
      <text:p text:style-name="P56"><text:span text:style-name="T34">Organization Name (eg, company) [Default Company Ltd]:</text:span><text:span text:style-name="T24">WatchdogTest</text:span><text:span text:style-name="T34"></text:span></text:p>
      <text:p text:style-name="P56"><text:span text:style-name="T34">Organizational Unit Name (eg, section) []:</text:span></text:p>
      <text:p text:style-name="P56"><text:span text:style-name="T34">Common Name (eg, your name or your server's hostname) []:C</text:span><text:span text:style-name="T24">ertificat test serveur Watchdog</text:span></text:p>
      <text:p text:style-name="P56"><text:span text:style-name="T34">Email Address []:</text:span></text:p>
      <text:p text:style-name="P56"><text:span text:style-name="T34"></text:span></text:p>
      <text:p text:style-name="P56"><text:span text:style-name="T34">Please enter the following 'extra' attributes</text:span></text:p>
      <text:p text:style-name="P56"><text:span text:style-name="T34">to be sent with your certificate request</text:span></text:p>
      <text:p text:style-name="P56"><text:span text:style-name="T34">A challenge password []:</text:span></text:p>
      <text:p text:style-name="P56"><text:soft-page-break/><text:span text:style-name="T34">An optional company name []:</text:span></text:p>
      <text:p text:style-name="P56"><text:span text:style-name="T34"/></text:p>
      <text:p text:style-name="P46">[watchdog@Server ~]$ mkdir newcerts </text:p>
      <text:p text:style-name="P46">[watchdog@Server ~]$ touch index.txt </text:p>
      <text:p text:style-name="P46">[watchdog@Server ~]$ echo "01" &gt; serial </text:p>
      <text:p text:style-name="P46">[watchdog@Server ~]$ openssl ca -config /<text:span text:style-name="T35">usr/share/Watchdog/</text:span>openssl.cnf -in serveurcert.req -out serveursigne.pem</text:p>
      <text:p text:style-name="P46">...</text:p>
      <text:p text:style-name="P57"><text:span text:style-name="T36">Certificate is to be certified until Feb <text:s/>8 16:31:43 2021 GMT (3650 days)</text:span></text:p>
      <text:p text:style-name="P57"><text:span text:style-name="T36">Sign the certificate? [y/n]: </text:span><text:span text:style-name="T25">Y</text:span></text:p>
      <text:p text:style-name="P57"><text:span text:style-name="T25"/></text:p>
      <text:p text:style-name="P57"><text:span text:style-name="T38">1 out of 1 certificate requests certified, commit? [y/n] </text:span><text:span text:style-name="T25">Y</text:span></text:p>
      <text:p text:style-name="P57"><text:span text:style-name="T38">Write out database with 1 new entries</text:span></text:p>
      <text:p text:style-name="P57"><text:span text:style-name="T38">Data Base Updated</text:span></text:p>
      <text:p text:style-name="P57"><text:span text:style-name="T38">[watchdog@Server ~]$ </text:span></text:p>
      <text:h text:style-name="P99" text:outline-level="1"/>
      <text:h text:style-name="P84" text:outline-level="1"><text:span text:style-name="T7">Installation « from scratch »</text:span></text:h>
      <text:h text:style-name="P87" text:outline-level="2">Installation des paquetages</text:h>
      <text:p text:style-name="P8"/>
      <text:p text:style-name="P8">Sur la machine « Server », lancez en tant que « root », les commandes suivantes:</text:p>
      <text:p text:style-name="P12"/>
      <text:p text:style-name="P12">[root@Server ~]# urpmi autoconf automake make libtool </text:p>
      <text:p text:style-name="P12">[root@Server ~]# urpmi bison flex </text:p>
      <text:p text:style-name="P12"/>
      <text:p text:style-name="P12">[root@Server ~]# urpmi gcc gcc-c++ </text:p>
      <text:p text:style-name="P12">[root@Server ~]# urpmi glib2-devel libgnomeui2-devel</text:p>
      <text:p text:style-name="P12">[root@Server ~]# urpmi gtksourceview-devel </text:p>
      <text:p text:style-name="P12">[root@Server ~]# urpmi goocanvas-devel</text:p>
      <text:p text:style-name="P12">[root@Server ~]# urpmi nut-devel mysql-devel </text:p>
      <text:p text:style-name="P12">[root@Server ~]# urpmi gnokii-devel</text:p>
      <text:p text:style-name="P12">[root@Server ~]# urpmi gtkdatabox-devel ungif4-devel</text:p>
      <text:p text:style-name="P12">[root@Server ~]# urpmi libvlc-devel </text:p>
      <text:p text:style-name="P12">[root@Server ~]# urpmi libcurl-devel </text:p>
      <text:p text:style-name="P12">[root@Server ~]# urpmi espeak </text:p>
      <text:h text:style-name="P94" text:outline-level="2">Compilation des sources</text:h>
      <text:p text:style-name="P67"/>
      <text:p text:style-name="P18">La procédure d'installation et compilation des sources est la même pour la machine « Server » et la machine « Client ».</text:p>
      <text:p text:style-name="P18"/>
      <text:p text:style-name="P18">Connectez vous à la machine « Server », en tant que user « watchdog ».</text:p>
      <text:p text:style-name="P18"/>
      <text:p text:style-name="P18">Télécharger les sources du logiciel, en SVN, et installer le logiciel via les commandes suivantes :</text:p>
      <text:p text:style-name="P18"/>
      <text:p text:style-name="P35">[watchdog@Server ~]$ svn co svn://seblef.dyndns.org/branches-2.x/ SRC</text:p>
      <text:p text:style-name="P13">[watchdog@Server ~]$ cd SRC</text:p>
      <text:p text:style-name="P14">[watchdog@Server ~]$ aclocal; libtoolize; autoheader; autoconf; automake --add-missing </text:p>
      <text:p text:style-name="P44">[watchdog@Server ~]$ ./configure </text:p>
      <text:p text:style-name="P44">[watchdog@Server ~]$ su </text:p>
      <text:p text:style-name="P44">Password: </text:p>
      <text:p text:style-name="P44">[root@Server WatchdogHome]# make install </text:p>
      <text:p text:style-name="P35">[root@Server WatchdogHome]# exit </text:p>
      <text:p text:style-name="P13">[watchdog@Server ~]$ cd ..</text:p>
      <text:p text:style-name="P13">[watchdog@Server ~]$ rm -rf SRC</text:p>
      <text:p text:style-name="P13"/>
      <text:p text:style-name="P16"><text:span text:style-name="T11">Répétez la procédure sur la machine « Client »</text:span><text:span text:style-name="T9">.</text:span></text:p>
      <text:p text:style-name="P16"/>
      <text:h text:style-name="P97" text:outline-level="2"><text:span text:style-name="T29">Définition du schéma de base de données</text:span></text:h>
      <text:p text:style-name="P69"/>
      <text:p text:style-name="P25">Sur la machine « Server », lance<text:span text:style-name="T30">z</text:span> en tant que « root », les commandes suivantes:</text:p>
      <text:p text:style-name="P69"/>
      <text:p text:style-name="P53">[root@Server ~]# mysql -u root -p WatchdogDB </text:p>
      <text:p text:style-name="P53">Enter password: </text:p>
      <text:p text:style-name="P53">Welcome to the MySQL monitor. <text:s/>Commands end with ; or \g.</text:p>
      <text:p text:style-name="P53">mysql&gt; source <text:span text:style-name="T29">Watchdogd/</text:span>init_db.sql </text:p>
      <text:p text:style-name="P42"><text:span text:style-name="T7">mysql&gt; exit </text:span></text:p>
      <text:h text:style-name="P86" text:outline-level="1"><text:span text:style-name="T7">Installation « from </text:span><text:span text:style-name="T17">RPMs</text:span><text:span text:style-name="T7"> »</text:span></text:h>
      <text:p text:style-name="P78"><text:span text:style-name="T7"/></text:p>
      <text:p text:style-name="P24">Télécharger les <text:span text:style-name="T17">RPMs </text:span>du logiciel <text:span text:style-name="T17">« common » et « server »</text:span>, <text:span text:style-name="T17">et s</text:span>ur la machine « Server », lancez en tant que « root », les commandes suivantes:</text:p>
      <text:p text:style-name="P41"/>
      <text:p text:style-name="P41"><text:span text:style-name="T7">[root@Server ~]# urpmi </text:span><text:span text:style-name="T17">Watchdog-common-2.6.xx-1.i586.rpm</text:span></text:p>
      <text:p text:style-name="P41"><text:span text:style-name="T7">[root@Server ~]# urpmi </text:span><text:span text:style-name="T17">Watchdog-server-2.6.xx-1.i586.rpm</text:span></text:p>
      <text:p text:style-name="P41"><text:span text:style-name="T7"/></text:p>
      <text:p text:style-name="P31"><text:span text:style-name="T17">Remplacer le « x » par le numéro de version en cours.</text:span></text:p>
      <text:p text:style-name="P31"><text:span text:style-name="T17"/></text:p>
      <text:p text:style-name="P24">Télécharger les <text:span text:style-name="T17">RPMs </text:span>du logiciel « <text:span text:style-name="T17">client »</text:span>, <text:span text:style-name="T17">et s</text:span>ur la machine « <text:span text:style-name="T17">Client</text:span> », lancez en tant que « root », les commandes suivantes:</text:p>
      <text:p text:style-name="P41"/>
      <text:p text:style-name="P41"><text:span text:style-name="T7">[root@</text:span><text:span text:style-name="T17">Client</text:span><text:span text:style-name="T7"> ~]# urpmi </text:span><text:span text:style-name="T17">Watchdog-common-2.6.xx-1.i586.rpm</text:span></text:p>
      <text:p text:style-name="P41"><text:span text:style-name="T7">[root@</text:span><text:span text:style-name="T17">Client</text:span><text:span text:style-name="T7"> ~]# urpmi </text:span><text:span text:style-name="T17">Watchdog-client-2.6.xx-1.i586.rpm</text:span></text:p>
      <text:h text:style-name="P91" text:outline-level="2"><text:span text:style-name="T29">Définition du schéma de base de données</text:span></text:h>
      <text:p text:style-name="P70"/>
      <text:p text:style-name="P26">Sur la machine « Server », lance<text:span text:style-name="T30">z</text:span> en tant que « root », les commandes suivantes:</text:p>
      <text:p text:style-name="P70"/>
      <text:p text:style-name="P54">[root@Server ~]# mysql -u root -p WatchdogDB </text:p>
      <text:p text:style-name="P54">Enter password: </text:p>
      <text:p text:style-name="P54">Welcome to the MySQL monitor. <text:s/>Commands end with ; or \g.</text:p>
      <text:p text:style-name="P54">mysql&gt; source /<text:span text:style-name="T31">usr/share/</text:span><text:span text:style-name="T29">Watchdog/</text:span>init_db.sql </text:p>
      <text:h text:style-name="P34" text:outline-level="1"><text:span text:style-name="T7">mysql&gt; exit </text:span></text:h>
      <text:h text:style-name="P86" text:outline-level="1">Préparation d'un nouveau client</text:h>
      <text:p text:style-name="P8"><text:span text:style-name="T10"/></text:p>
      <text:p text:style-name="P8">Sur la machine « Client », lancez en tant que « watchdoguser », les commandes suivantes :</text:p>
      <text:p text:style-name="P12"/>
      <text:p text:style-name="P11">[watchdoguser@Client ~]$ mkdir .watchdog; cd .watchdog </text:p>
      <text:p text:style-name="P11">[watchdoguser@Client .watchdog]$ openssl req -newkey rsa:2048 -nodes -days 3650 -keyout clientkey.pem -out clientcert.req </text:p>
      <text:p text:style-name="P11"/>
      <text:p text:style-name="P8">Déplacer le fichier « clientcert.req » sur la machine « Server », dans le répertoire home de l'utilisateur « watchdog ».</text:p>
      <text:p text:style-name="P8"/>
      <text:p text:style-name="P11"><text:span text:style-name="T49">[watchdoguser@Client .watchdog]$ scp clientcert.req watchdog@Server:</text:span></text:p>
      <text:p text:style-name="P11"><text:span text:style-name="T49">watchdog@Server's password: </text:span></text:p>
      <text:p text:style-name="P11"><text:span text:style-name="T49">clientcert.req <text:s text:c="31"/>100% 1001 <text:s text:c="4"/>1.0KB/s <text:s text:c="2"/>00:00 <text:s text:c="3"/></text:span></text:p>
      <text:p text:style-name="P8"/>
      <text:p text:style-name="P8">Sur la machine « Server », lancez en tant que « watchdog », les commandes suivantes :</text:p>
      <text:p text:style-name="P11"/>
      <text:p text:style-name="P11">[watchdog@Server ~]$ openssl ca -config /<text:span text:style-name="T47">usr/share/Watchdog/</text:span>openssl.cnf -in clientcert.req -out clientsigne.pem </text:p>
      <text:p text:style-name="P11"/>
      <text:p text:style-name="P11"><text:span text:style-name="T48">Certificate is to be certified until Feb <text:s/>8 17:53:01 2021 GMT (3650 days)</text:span></text:p>
      <text:p text:style-name="P11"><text:span text:style-name="T48">Sign the certificate? [y/n]:</text:span><text:span text:style-name="T26">Y</text:span><text:span text:style-name="T48"></text:span></text:p>
      <text:p text:style-name="P11"><text:span text:style-name="T48"></text:span></text:p>
      <text:p text:style-name="P11"><text:span text:style-name="T48">1 out of 1 certificate requests certified, commit? [y/n]</text:span><text:span text:style-name="T26">Y</text:span><text:span text:style-name="T48"></text:span></text:p>
      <text:p text:style-name="P11"><text:span text:style-name="T48">Write out database with 1 new entries</text:span></text:p>
      <text:p text:style-name="P11"><text:span text:style-name="T48">Data Base Updated</text:span></text:p>
      <text:p text:style-name="P75"><text:span text:style-name="T48"/></text:p>
      <text:p text:style-name="P77">Déplacer le fichier « clientsigne.pem » sur la machine « Client », dans le répertoire « .watchdog » de l'utilisateur « watchdoguser ».</text:p>
      <text:p text:style-name="P77"/>
      <text:p text:style-name="P61"><text:span text:style-name="T48">[watchdog@localhost ~]$ scp clientsigne.pem watchdoguser@Client:.watchdog/</text:span></text:p>
      <text:p text:style-name="P61"><text:soft-page-break/><text:span text:style-name="T48">watchdoguser@Client's password: </text:span></text:p>
      <text:p text:style-name="P61"><text:span text:style-name="T48">clientsigne.pem <text:s text:c="30"/>100% 4427 <text:s text:c="4"/>4.3KB/s <text:s text:c="2"/>00:00 <text:s text:c="3"/></text:span></text:p>
      <text:p text:style-name="P76"/>
      <text:h text:style-name="P83" text:outline-level="1"><text:span text:style-name="T41">Configuration du logicier « Server »</text:span></text:h>
      <text:p text:style-name="P71"><text:span text:style-name="T4"/></text:p>
      <text:p text:style-name="P27">Sur la machine « Server », <text:span text:style-name="T41">editez</text:span> en tant que « root » <text:span text:style-name="T41">le fichier de configuration « /etc/watchdogd.conf » en y précisant vos paramètres personnels :</text:span></text:p>
      <text:p text:style-name="P29"/>
      <text:p text:style-name="P58">[root@Server ~]# <text:span text:style-name="T41">vi /etc/watchdogd.conf</text:span></text:p>
      <text:p text:style-name="P58"><text:span text:style-name="T41"/></text:p>
      <text:p text:style-name="P58"><text:span text:style-name="T41"/></text:p>
      <text:p text:style-name="P59"><text:span text:style-name="T42">[DEBUG]</text:span></text:p>
      <text:p text:style-name="P59"><text:span text:style-name="T42">debug_CONFIG = true</text:span></text:p>
      <text:p text:style-name="P59"><text:span text:style-name="T42">debug_MEM = true</text:span></text:p>
      <text:p text:style-name="P59"><text:span text:style-name="T42">debug_INFO = true</text:span></text:p>
      <text:p text:style-name="P59"><text:span text:style-name="T42">debug_CRYPTO = true</text:span></text:p>
      <text:p text:style-name="P59"><text:span text:style-name="T42">debug_CONNEXION = true</text:span></text:p>
      <text:p text:style-name="P59"><text:span text:style-name="T42">debug_DLS = true</text:span></text:p>
      <text:p text:style-name="P59"><text:span text:style-name="T42">debug_ADMIN = true</text:span></text:p>
      <text:p text:style-name="P59"><text:span text:style-name="T42">debug_RS485 = true</text:span></text:p>
      <text:p text:style-name="P59"><text:span text:style-name="T42">debug_MODBUS = true</text:span></text:p>
      <text:p text:style-name="P59"><text:span text:style-name="T42">debug_ONDULEUR = true</text:span></text:p>
      <text:p text:style-name="P59"><text:span text:style-name="T42">debug_AUDIO = true</text:span></text:p>
      <text:p text:style-name="P59"><text:span text:style-name="T42">debug_SMS = true</text:span></text:p>
      <text:p text:style-name="P59"><text:span text:style-name="T42"></text:span></text:p>
      <text:p text:style-name="P59"><text:span text:style-name="T42">[GLOBAL]</text:span></text:p>
      <text:p text:style-name="P59"><text:span text:style-name="T42">home <text:s text:c="7"/>= /</text:span><text:span text:style-name="T43">var/WatchdogHome</text:span><text:span text:style-name="T42"></text:span></text:p>
      <text:p text:style-name="P59"><text:span text:style-name="T42">db_host <text:s text:c="4"/>= localhost</text:span></text:p>
      <text:p text:style-name="P59"><text:span text:style-name="T42">db_port <text:s text:c="4"/>= 3306</text:span></text:p>
      <text:p text:style-name="P59"><text:span text:style-name="T42">db_database = WatchdogDB</text:span></text:p>
      <text:p text:style-name="P59"><text:span text:style-name="T42">db_password = </text:span><text:span text:style-name="T43">changeit</text:span><text:span text:style-name="T42"></text:span></text:p>
      <text:p text:style-name="P59"><text:span text:style-name="T42">db_username = Watchdog</text:span></text:p>
      <text:p text:style-name="P60"/>
      <text:p text:style-name="P60">[SERVER]</text:p>
      <text:p text:style-name="P60">taille_clef_dh = 64</text:p>
      <text:p text:style-name="P60"><text:soft-page-break/>min_serveur = 1</text:p>
      <text:p text:style-name="P60">max_serveur = 2</text:p>
      <text:p text:style-name="P60">max_inactivite = 86400</text:p>
      <text:p text:style-name="P60"></text:p>
      <text:p text:style-name="P60">[RS485]</text:p>
      <text:p text:style-name="P60">port_rs485 = /dev/watchdog_RS485</text:p>
      <text:p text:style-name="P60"></text:p>
      <text:p text:style-name="P60">[SMS]</text:p>
      <text:p text:style-name="P60">smsbox_user = smboxuser</text:p>
      <text:p text:style-name="P60">smsbox_passwd = smsboxpasswd</text:p>
      <text:p text:style-name="P60">sms_telephone = 0123456789</text:p>
      <text:p text:style-name="P60"/>
      <text:p text:style-name="P8"><text:span text:style-name="T43">Remplacez les arguments par défaut par vos propres paramètres</text:span></text:p>
      <text:h text:style-name="P80" text:outline-level="1"/>
      <text:h text:style-name="P83" text:outline-level="1">Lancement du logiciel serveur</text:h>
      <text:p text:style-name="P8"/>
      <text:p text:style-name="P8">Lors du tout premier lancement, sur la machine « Server », lancez en tant que « watchdog », les commandes suivantes :</text:p>
      <text:p text:style-name="P9"/>
      <text:p text:style-name="P5">[watchdog@Server ~]$ Watchdogd <text:span text:style-name="T44">--</text:span>initrsa </text:p>
      <text:p text:style-name="P5"/>
      <text:p text:style-name="P10"/>
      <text:p text:style-name="P10">Sur la machine « Server », lancez en tant que « watchdog », les commandes suivantes :</text:p>
      <text:p text:style-name="P10"/>
      <text:p text:style-name="P12">[watchdog@Server ~]$ Watchdogd </text:p>
      <text:h text:style-name="P82" text:outline-level="1">Lancement du logiciel client</text:h>
      <text:p text:style-name="P8"/>
      <text:p text:style-name="P10">Sur la machine « Client », lancez en tant que « watchdoguser », la commande suivante :</text:p>
      <text:p text:style-name="P10"/>
      <text:p text:style-name="P11">[watchdoguser@Client ~]$ Watchdog-client</text:p>
      <text:h text:style-name="P81" text:outline-level="1">Liens/Contacts</text:h>
      <text:p text:style-name="P7"/>
      <text:p text:style-name="P7">Les différentes personnes ayant contribué au projet sont :</text:p>
      <text:list xml:id="list994229926" text:style-name="L1">
        <text:list-item>
          <text:p text:style-name="P64"><text:span text:style-name="T1">Bruno LEFEVRE &lt;</text:span><text:a xlink:type="simple" xlink:href="mailto:bruno.lefevre1953@gmail.com"><text:span text:style-name="T1">bruno.lefevre1953@gmail.com</text:span></text:a><text:span text:style-name="T1">&gt;</text:span></text:p>
          <text:list>
            <text:list-item>
              <text:p text:style-name="P30">Architecture Technique, Module de contrôle/commande, Logistique, Programmation D.L.S, Beta-testeur Watchdog.</text:p>
            </text:list-item>
          </text:list>
        </text:list-item>
        <text:list-item>
          <text:p text:style-name="P64"><text:span text:style-name="T1">Sébastien LEFEVRE &lt;</text:span><text:a xlink:type="simple" xlink:href="mailto:lefevre.seb@gmail.com"><text:span text:style-name="T1">lefevre.seb@gmail.com</text:span></text:a><text:span text:style-name="T1">&gt;</text:span></text:p>
          <text:list>
            <text:list-item>
              <text:p text:style-name="P30">Développeur, Programmation D.L.S, Bêta-testeur Watchdog</text:p>
            </text:list-item>
          </text:list>
        </text:list-item>
      </text:list>
      <text:p text:style-name="P7"/>
      <text:p text:style-name="P7">Les sources du logiciel peuvent être téléchargées sur les sites internets suivants :</text:p>
      <text:list xml:id="list1957955006" text:style-name="L2">
        <text:list-item>
          <text:p text:style-name="P65"><text:span text:style-name="T1">Format Web : </text:span><text:a xlink:type="simple" xlink:href="http://seblef.dyndns.org/"><text:span text:style-name="T1">http://seblef.dyndns.org/</text:span></text:a></text:p>
        </text:list-item>
        <text:list-item>
          <text:p text:style-name="P66"><text:span text:style-name="T1">Format </text:span><text:span text:style-name="T3">RPM</text:span><text:span text:style-name="T1"> : </text:span><text:a xlink:type="simple" xlink:href="http://seblef.dyndns.org/"><text:span text:style-name="T1">http://seblef.dyndns.org/</text:span></text:a></text:p>
        </text:list-item>
        <text:list-item>
          <text:p text:style-name="P66"><text:span text:style-name="T1">Format SVN : svn://seblef.dyndns.org/branches-2.x/</text:span></text:p>
        </text:list-item>
      </text:list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Arial1" svg:font-family="Arial" style:font-family-generic="swiss"/>
    <style:font-face style:name="arial" svg:font-family="arial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Line_20_numbering" style:display-name="Line numbering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6cm" style:rel-column-width="21840*"/>
    </style:style>
    <style:style style:name="Table1.B" style:family="table-column">
      <style:table-column-properties style:column-width="5.667cm" style:rel-column-width="21847*"/>
    </style:style>
    <style:style style:name="Table1.C" style:family="table-column">
      <style:table-column-properties style:column-width="5.667cm" style:rel-column-width="21848*"/>
    </style:style>
    <style:style style:name="Table1.1" style:family="table-row">
      <style:table-row-properties style:min-row-height="2.048cm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2" style:family="table">
      <style:table-properties style:width="17cm" table:align="margins" style:may-break-between-rows="false"/>
    </style:style>
    <style:style style:name="Table2.A" style:family="table-column">
      <style:table-column-properties style:column-width="5.667cm" style:rel-column-width="21845*"/>
    </style:style>
    <style:style style:name="Table2.1" style:family="table-row">
      <style:table-row-properties style:min-row-height="1.27cm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header-rows>
            <table:table-row table:style-name="Table1.1">
              <table:table-cell table:style-name="Table1.A1" office:value-type="string">
                <text:p text:style-name="Table_20_Contents"><draw:frame draw:style-name="Mfr1" draw:name="images1" text:anchor-type="paragraph" svg:x="1.711cm" svg:y="0.152cm" svg:width="1.995cm" svg:height="1.535cm" draw:z-index="20"><draw:image xlink:href="Pictures/100000000000001800000018F4F05DF6.png" xlink:type="simple" xlink:show="embed" xlink:actuate="onLoad"/></draw:frame></text:p>
              </table:table-cell>
              <table:table-cell table:style-name="Table1.A1" office:value-type="string">
                <text:p text:style-name="MP1">Manuel d'installation</text:p>
              </table:table-cell>
              <table:table-cell table:style-name="Table1.C1" office:value-type="string">
                <text:p text:style-name="MP2">Sébastien LEFEVRE</text:p>
                <text:p text:style-name="MP2">Bruno LEFEVRE</text:p>
              </table:table-cell>
            </table:table-row>
          </table:table-header-rows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Table_20_Contents"><draw:frame draw:style-name="Mfr2" draw:name="graphics1" text:anchor-type="paragraph" svg:width="3.104cm" svg:height="1.094cm" draw:z-index="16"><draw:image xlink:href="Pictures/10000201000000580000001FDE342D22.png" xlink:type="simple" xlink:show="embed" xlink:actuate="onLoad"/></draw:frame></text:p>
            </table:table-cell>
            <table:table-cell table:style-name="Table2.B1" office:value-type="string">
              <text:p text:style-name="Table_20_Contents"/>
            </table:table-cell>
            <table:table-cell table:style-name="Table2.C1" office:value-type="string">
              <text:p text:style-name="MP2">Page <text:page-number text:select-page="current">20</text:page-number>/<text:page-count>20</text:page-count></text:p>
              <text:p text:style-name="MP2"><text:date style:data-style-name="N37" text:date-value="2011-02-11T18:56:37.99">11/02/11</text:date> 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31T11:33:05.35</meta:creation-date>
    <dc:date>2011-02-11T18:56:38</dc:date>
    <meta:editing-duration>PT10H57M23S</meta:editing-duration>
    <meta:editing-cycles>116</meta:editing-cycles>
    <meta:generator>OpenOffice.org/3.2$Linux OpenOffice.org_project/320m15$Build-9492</meta:generator>
    <meta:document-statistic meta:table-count="2" meta:image-count="2" meta:object-count="0" meta:page-count="20" meta:paragraph-count="242" meta:word-count="1705" meta:character-count="11470"/>
  </office:meta>
</office:document-meta>
</file>